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0431" officeooo:paragraph-rsid="001d0431"/>
    </style:style>
    <style:style style:name="P2" style:family="paragraph" style:parent-style-name="Standard">
      <style:text-properties officeooo:rsid="001d0431" officeooo:paragraph-rsid="00211f54"/>
    </style:style>
    <style:style style:name="P3" style:family="paragraph" style:parent-style-name="Standard">
      <style:text-properties fo:font-weight="bold" officeooo:rsid="0022fbc5" officeooo:paragraph-rsid="0022fbc5" style:font-weight-asian="bold" style:font-weight-complex="bold"/>
    </style:style>
    <style:style style:name="P4" style:family="paragraph" style:parent-style-name="Standard">
      <style:text-properties officeooo:rsid="001d0431" officeooo:paragraph-rsid="001be84d"/>
    </style:style>
    <style:style style:name="P5" style:family="paragraph" style:parent-style-name="Standard">
      <style:text-properties officeooo:rsid="001d0431" officeooo:paragraph-rsid="001d0431"/>
    </style:style>
    <style:style style:name="P6" style:family="paragraph" style:parent-style-name="Standard">
      <style:text-properties officeooo:rsid="0023c64e" officeooo:paragraph-rsid="0023c64e"/>
    </style:style>
    <style:style style:name="T1" style:family="text">
      <style:text-properties officeooo:rsid="00211f54"/>
    </style:style>
    <style:style style:name="T2" style:family="text">
      <style:text-properties officeooo:rsid="0023c6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1">Strategy for Z-scores:</text:p>
      <text:p text:style-name="P1">1. Take average CerClip and L243 Z-scores for the 276 targets with confirmed effects and expression in immune cell types →<text:span text:style-name="T2"> so from the rescreen</text:span></text:p>
      <text:p text:style-name="P6">2. Fix problems with data (duplicate entries, etc.)</text:p>
      <text:p text:style-name="P1"><text:span text:style-name="T2">3</text:span>. <text:span text:style-name="T2">Check whether in my protein coding genes</text:span></text:p>
      <text:p text:style-name="P6">4. Take Z-scores (143 remaining) → <text:s/>bin them → make overrepresentation log2 score for genes from whole genome that have a positive Z score.</text:p>
      <text:p text:style-name="P1"/>
      <text:p text:style-name="P1"/>
      <text:p text:style-name="P1"/>
      <text:p text:style-name="P3">For some reason, I don’t know why, CORT and TALLIP are in two plates in the rescreen. For CORT, the median of the six values is taken. For TALLIP, one plate had 2 NA’s, so the other value is retained.</text:p>
      <text:p text:style-name="P1"/>
      <text:p text:style-name="P1"/>
      <text:p text:style-name="P1"/>
      <text:p text:style-name="P1">Questions:</text:p>
      <text:p text:style-name="P2">-What to do with immunocytochemistry of tissue atlas?</text:p>
      <text:p text:style-name="P2">→<text:span text:style-name="T1"> nothing for the time being</text:span><text:line-break/>-How to determine ‘immune tissues’? </text:p>
      <text:p text:style-name="P1">–<text:span text:style-name="T1">&gt; follow Neefjens</text:span></text:p>
      <text:p text:style-name="P1">-Z-scores also hinge on expression in immune tissues, and will use data from expression in immune tissues. Problem? → mention as discussion point <text:line-break/>→<text:span text:style-name="T1"> antwoord: macrofagen zitten er voor de rest niet echt in (slechts precursor) en we laten het maar ev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3:04:37.686817379</meta:creation-date>
    <meta:print-date>2018-02-07T13:42:20.356990134</meta:print-date>
    <dc:date>2018-02-09T17:27:52.720561966</dc:date>
    <meta:editing-duration>P1DT4H57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73" meta:character-count="995" meta:non-whitespace-character-count="830"/>
  </office:meta>
</office:document-meta>
</file>